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.265cm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.265cm" fo:text-align="justify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color="#000000" style:font-name="Arial1"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Arial1" fo:font-size="12pt" style:font-size-asian="12pt" style:font-size-complex="12pt"/>
    </style:style>
    <style:style style:name="P12" style:family="paragraph" style:parent-style-name="Text_20_body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top="0cm" fo:margin-bottom="0.265cm" fo:text-align="justify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.265cm" fo:text-align="justify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.265cm" fo:text-align="justify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.265cm"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5">
      <style:paragraph-properties fo:margin-top="0cm" fo:margin-bottom="0.265cm"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6">
      <style:paragraph-properties fo:margin-top="0cm" fo:margin-bottom="0.265cm"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7">
      <style:paragraph-properties fo:margin-top="0cm" fo:margin-bottom="0.265cm"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top="0cm" fo:margin-bottom="0.265cm" fo:text-align="justify" style:justify-single-word="false" fo:orphans="2" fo:widows="2"/>
      <style:text-properties fo:color="#000000" style:font-name="Arial1" fo:font-size="12pt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.265cm" fo:text-align="justify" style:justify-single-word="false" fo:orphans="2" fo:widows="2"/>
      <style:text-properties fo:color="#000000" style:font-name="Arial1" fo:font-size="12pt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.265cm" fo:text-align="justify" style:justify-single-word="false" fo:orphans="2" fo:widows="2"/>
      <style:text-properties fo:color="#000000" style:font-name="Arial1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65cm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bold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BD PRÁCTICA 25/26</text:p>
      <text:p text:style-name="P6">Instalación de Servidores y Clientes.</text:p>
      <text:p text:style-name="P7"/>
      <text:p text:style-name="P8">Introducción</text:p>
      <text:p text:style-name="P1">Puntuación Máxima: 50 puntos.</text:p>
      <text:p text:style-name="P1"><text:tab/>Responsabilidad individual: 30 puntos.</text:p>
      <text:p text:style-name="P1"><text:tab/>Responsabilidad grupal: 15 puntos.</text:p>
      <text:p text:style-name="P1"><text:tab/>Ejecución de roles: 5 puntos.</text:p>
      <text:p text:style-name="P1">Tiempo estimado de realización: 3 semanas.</text:p>
      <text:p text:style-name="P2"/>
      <text:p text:style-name="P2">Con esta práctica aprenderéis la instalación y configuración de distintos servidores y clientes de bases de datos.</text:p>
      <text:p text:style-name="P2">Tras la instalación de cada servidor, <text:s/>debe crearse una base de datos con al menos tres tablas o colecciones y poblarse de datos adecuadamente. Debe crearse un usuario y dotarlo de los privilegios necesarios para acceder remotamente a los datos. Se proporcionará esta información al resto de los miembros del grupo si fuera necesario.</text:p>
      <text:p text:style-name="P11">Los clientes deben estar siempre en máquinas diferentes de los respectivos servidores a los que acceden.</text:p>
      <text:p text:style-name="P11">Se documentará todo el proceso de configuración de los servidores.</text:p>
      <text:p text:style-name="P11">Se aportarán pruebas del funcionamiento remoto de cada uno de los clientes.</text:p>
      <text:p text:style-name="P11">Se aportará el código de las aplicaciones realizadas y prueba de funcionamiento de las mismas.</text:p>
      <text:p text:style-name="P11"/>
      <text:p text:style-name="P12">Responsabilidades individuales:</text:p>
      <text:p text:style-name="P10"/>
      <text:p text:style-name="P2">Las responsabilidades individuales serán las siguientes:</text:p>
      <text:p text:style-name="P2">Alumno 1:</text:p>
      <text:list xml:id="list5662591081924132091" text:style-name="L1">
        <text:list-item>
          <text:p text:style-name="P13">Instalación de un servidor Oracle 19c o superior sobre Debian 12 o superior, otro Postgres, otro MySQL y otro de MongoDB y configuración para permitir el acceso remoto desde la red local.</text:p>
        </text:list-item>
        <text:list-item>
          <text:p text:style-name="P20"><text:span text:style-name="T1">I</text:span><text:span text:style-name="T1">nstalación y prueba del funcionamiento básico de Cassandra.</text:span></text:p>
        </text:list-item>
        <text:list-item>
          <text:p text:style-name="P13">Realización de una aplicación web en cualquier lenguaje que conecte con el servidor MongoDB desde un cliente remoto tras autenticarse, muestre las colecciones accesibles para ese usuario y permita acceder a los documentos de alguna de ellas.</text:p>
        </text:list-item>
        <text:list-item>
          <text:p text:style-name="P13">Opcionalmente, debe comprobarse que la aplicación web es vulnerable a ataques NoSQL Injection, explicar las medidas a tomar para que deje de serlo y hacer una demostración de la imposibilidad de realizar ese tipo de ataques tras tomar dichas medidas.</text:p>
        </text:list-item>
      </text:list>
      <text:p text:style-name="P9"><text:soft-page-break/></text:p>
      <text:p text:style-name="P9">Alumno 2:</text:p>
      <text:list xml:id="list5505749893223181873" text:style-name="L2">
        <text:list-item>
          <text:p text:style-name="P14">Instalación de un servidor Oracle 19c o superior sobre Debian 12 o superior, otro Postgres, otro MySQL y otro de MongoDB y configuración para permitir el acceso remoto desde la red local.</text:p>
        </text:list-item>
        <text:list-item>
          <text:p text:style-name="P21"><text:span text:style-name="T1">I</text:span><text:span text:style-name="T1">nstalación y prueba del funcionamiento básico de Redis.</text:span></text:p>
        </text:list-item>
        <text:list-item>
          <text:p text:style-name="P14">Realización de una aplicación web en cualquier lenguaje que conecte con el servidor MySQL desde un cliente remoto tras autenticarse, muestre las tablas accesibles para ese usuario y permita acceder a los registros de alguna de ellas.</text:p>
        </text:list-item>
        <text:list-item>
          <text:p text:style-name="P14">Opcionalmente, debe comprobarse que la aplicación web es vulnerable a ataques SQL Injection, explicar las medidas a tomar para que deje de serlo y hacer una demostración de la imposibilidad de realizar ese tipo de ataques tras tomar dichas medidas.</text:p>
        </text:list-item>
      </text:list>
      <text:p text:style-name="P9">Alumno 3:</text:p>
      <text:list xml:id="list42839150" text:continue-numbering="true" text:style-name="L2">
        <text:list-item>
          <text:p text:style-name="P14">Instalación de un servidor Oracle 19c o superior sobre Debian 12 o superior, otro Postgres, otro MySQL y otro de MongoDB y configuración para permitir el acceso remoto desde la red local.</text:p>
        </text:list-item>
        <text:list-item>
          <text:p text:style-name="P14">Instalación y prueba del funcionamiento básico de Neo4J.</text:p>
        </text:list-item>
        <text:list-item>
          <text:p text:style-name="P14">Realización de una aplicación web en cualquier lenguaje que conecte con el servidor Postgres tras autenticarse, muestre las tablas accesibles para ese usuario y permita acceder a los registros de alguna de ellas.</text:p>
        </text:list-item>
        <text:list-item>
          <text:p text:style-name="P14">Opcionalmente, debe comprobarse que la aplicación web es vulnerable a ataques SQL Injection, explicar las medidas a tomar para que deje de serlo y hacer una demostración de la imposibilidad de realizar ese tipo de ataques tras tomar dichas medidas.</text:p>
        </text:list-item>
      </text:list>
      <text:p text:style-name="P23"><text:span text:style-name="T2"/></text:p>
      <text:p text:style-name="P23"><text:span text:style-name="T2">Responsabilidad grupal:</text:span></text:p>
      <text:p text:style-name="P23"><text:span text:style-name="T2"/></text:p>
      <text:list xml:id="list4256322522800139514" text:style-name="L3">
        <text:list-item>
          <text:p text:style-name="P22"><text:span text:style-name="T1">Instalación, uso básico y explicación del funcionamiento de CouchDB y Memcached</text:span></text:p>
        </text:list-item>
        <text:list-item>
          <text:p text:style-name="P22"><text:span text:style-name="T1">Instalación de SQL Developer como cliente remoto de ORACLE usando una conexión TNS.</text:span></text:p>
        </text:list-item>
        <text:list-item>
          <text:p text:style-name="P15">Vídeo de la instalación de una herramienta de administración web para Postgres y demostración de sus principales funcionalidades desde un cliente remoto.</text:p>
        </text:list-item>
        <text:list-item>
          <text:p text:style-name="P22"><text:span text:style-name="T1">Vídeo de la instalación de una herramienta de administración web para MySQL y demostración de sus principales funcionalidades desde un cliente remoto.</text:span></text:p>
        </text:list-item>
        <text:list-item>
          <text:p text:style-name="P22"><text:span text:style-name="T1">Vídeo de la instalación de una herramienta de administración web para MongoDB y demostración de sus principales funcionalidades desde un cliente remoto.</text:span></text:p>
        </text:list-item>
        <text:list-item>
          <text:p text:style-name="P15">Realización de una videocomparativa de todos los SGBD no relacionales instalados en el conjunto de la práctica, incluyendo una explicación de las ventajas e inconvenientes y los casos de uso más habituales de cada uno de ellos.</text:p>
        </text:list-item>
      </text:list>
      <text:p text:style-name="P4"><text:soft-page-break/></text:p>
      <text:p text:style-name="P5">Funciones de los roles en esta práctica:</text:p>
      <text:p text:style-name="P3"/>
      <text:p text:style-name="P3">Capitán: </text:p>
      <text:list xml:id="list1427877241052441845" text:style-name="L4">
        <text:list-item>
          <text:p text:style-name="P16">Planificar y coordinar el trabajo del grupo.</text:p>
        </text:list-item>
        <text:list-item>
          <text:p text:style-name="P16">Cuidar que la información circule con fluidez entre los miembros del equipo.</text:p>
        </text:list-item>
      </text:list>
      <text:p text:style-name="P3">Portavoz:</text:p>
      <text:list xml:id="list8474737180109693107" text:style-name="L5">
        <text:list-item>
          <text:p text:style-name="P17">Plantear al profesor las dudas y dificultades que encuentra el grupo.</text:p>
        </text:list-item>
        <text:list-item>
          <text:p text:style-name="P17">Transmitir al grupo la información proporcionada por el profesor.</text:p>
        </text:list-item>
      </text:list>
      <text:p text:style-name="P3">Secretario:</text:p>
      <text:list xml:id="list6612897286098407609" text:style-name="L6">
        <text:list-item>
          <text:p text:style-name="P18">Asegurarse de que toda la documentación generada es completa, clara y sin errores de expresión.</text:p>
        </text:list-item>
      </text:list>
      <text:p text:style-name="P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16-09-19T21:54:27.12</meta:creation-date>
    <dc:date>2025-09-30T22:56:56.20</dc:date>
    <meta:editing-duration>PT1H46M49S</meta:editing-duration>
    <meta:editing-cycles>18</meta:editing-cycles>
    <meta:generator>OpenOffice/4.1.15$Win32 OpenOffice.org_project/4115m2$Build-9813</meta:generator>
    <meta:document-statistic meta:table-count="0" meta:image-count="0" meta:object-count="0" meta:page-count="3" meta:paragraph-count="47" meta:word-count="733" meta:character-count="4616"/>
  </office:meta>
</office:document-meta>
</file>